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style:style>
    <style:style style:name="P2" style:parent-style-name="Normal" style:family="paragraph">
      <style:text-properties style:font-name="Times New Roman" style:font-name-complex="Times New Roman" fo:font-weight="bold" style:font-weight-asian="bold" style:font-weight-complex="bold"/>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fo:language="en" fo:country="IE"/>
    </style:style>
    <style:style style:name="P7" style:parent-style-name="Normal" style:family="paragraph">
      <style:text-properties style:font-name="Times New Roman" style:font-name-complex="Times New Roman" fo:language="en" fo:country="IE"/>
    </style:style>
    <style:style style:name="P8" style:parent-style-name="Normal" style:family="paragraph">
      <style:text-properties style:font-name="Times New Roman" style:font-name-complex="Times New Roman" fo:language="en" fo:country="IE"/>
    </style:style>
    <style:style style:name="P9" style:parent-style-name="Normal" style:family="paragraph">
      <style:text-properties style:font-name="Times New Roman" style:font-name-complex="Times New Roman"/>
    </style:style>
    <style:style style:name="T10" style:parent-style-name="Fuentedepárrafopredeter." style:family="text">
      <style:text-properties style:font-name="Times New Roman" style:font-name-complex="Times New Roman"/>
    </style:style>
    <style:style style:name="T11" style:parent-style-name="Fuentedepárrafopredeter." style:family="text">
      <style:text-properties style:font-name="Wingdings" style:font-name-asian="Wingdings" style:font-name-complex="Wingdings"/>
    </style:style>
    <style:style style:name="T12" style:parent-style-name="Fuentedepárrafopredeter." style:family="text">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office:automatic-styles>
  <office:body>
    <office:text text:use-soft-page-breaks="true">
      <text:p text:style-name="P1">Un estudiante se registra en una<text:s/>app que te orienta para elegir el método de estudio por asignatura, para ello se necesita la organización donde estudia el estudiante, que es la entidad (puede ser colegio, instituto, universidad) y la lista de asignaturas donde está matriculado, así como los siguientes atributos<text:s/>de cada estudiante:</text:p>
      <text:p text:style-name="P2">Estudiantes</text:p>
      <text:p text:style-name="P3">Id_Estudiante (String)</text:p>
      <text:p text:style-name="P4">Nombre<text:s/>(String)</text:p>
      <text:p text:style-name="P5">Fecha_De_Nacimiento<text:s/>(string)</text:p>
      <text:p text:style-name="P6">Email<text:s/>(String)</text:p>
      <text:p text:style-name="P7">Edad(int)</text:p>
      <text:p text:style-name="P8">Nota (double)</text:p>
      <text:p text:style-name="P9">turnoMañana (boolean)</text:p>
      <text:p text:style-name="Normal"><text:span text:style-name="T10">curso (emun</text:span><text:span text:style-name="T11"></text:span><text:span text:style-name="T12"><text:s/>1º,2º,3º,4º)</text:span></text:p>
      <text:p text:style-name="P13">Entidad<text:s/>(Otro documento)</text:p>
      <text:p text:style-name="P14">Asignaturas<text:s/>(Lista de asignaturas)</text:p>
      <text:p text:style-name="P15"/>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2-02T09:32:00Z</meta:creation-date>
    <dc:date>2025-12-02T12:07:00Z</dc:date>
    <meta:template xlink:href="Normal.dotm" xlink:type="simple"/>
    <meta:editing-cycles>1</meta:editing-cycles>
    <meta:editing-duration>PT6840S</meta:editing-duration>
    <meta:document-statistic meta:page-count="1" meta:paragraph-count="1" meta:word-count="86" meta:character-count="563" meta:row-count="3" meta:non-whitespace-character-count="478"/>
  </office:meta>
</office:document-meta>
</file>